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7.5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85cc5b"/>
    </style:style>
    <style:style style:name="P19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c74a6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paragraph-rsid="0085cc5b"/>
    </style:style>
    <style:style style:name="P22" style:family="paragraph" style:parent-style-name="Standard" style:list-style-name="L3">
      <style:paragraph-properties fo:text-align="justify" style:justify-single-word="false"/>
      <style:text-properties officeooo:paragraph-rsid="00c74a6e"/>
    </style:style>
    <style:style style:name="P23" style:family="paragraph" style:parent-style-name="Standard" style:list-style-name="L3">
      <style:paragraph-properties fo:text-align="justify" style:justify-single-word="false"/>
      <style:text-properties officeooo:paragraph-rsid="00c76568"/>
    </style:style>
    <style:style style:name="P24" style:family="paragraph" style:parent-style-name="Standard" style:list-style-name="L3">
      <style:paragraph-properties fo:text-align="justify" style:justify-single-word="false"/>
      <style:text-properties officeooo:paragraph-rsid="00c8aa16"/>
    </style:style>
    <style:style style:name="P25" style:family="paragraph" style:parent-style-name="Standard">
      <style:paragraph-properties fo:text-align="justify" style:justify-single-word="false"/>
      <style:text-properties officeooo:paragraph-rsid="00ce6959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ca88c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officeooo:paragraph-rsid="00ce6959" style:font-size-asian="12pt" style:font-size-complex="12pt"/>
    </style:style>
    <style:style style:name="P28" style:family="paragraph" style:parent-style-name="Standard">
      <style:paragraph-properties fo:text-align="justify" style:justify-single-word="false" fo:break-before="page"/>
      <style:text-properties officeooo:paragraph-rsid="00c66919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6" style:family="text">
      <style:text-properties fo:language="uk" fo:country="UA" style:font-size-complex="14pt"/>
    </style:style>
    <style:style style:name="T7" style:family="text">
      <style:text-properties fo:language="uk" fo:country="UA" officeooo:rsid="00752f12" style:font-size-complex="14pt"/>
    </style:style>
    <style:style style:name="T8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a047ef" style:font-name-asian="Times New Roman1" style:font-weight-asian="bold" style:font-size-complex="14pt"/>
    </style:style>
    <style:style style:name="T12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752f1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17" style:family="text">
      <style:text-properties style:font-name="Times New Roman" fo:language="uk" fo:country="UA" officeooo:rsid="00752f12" fo:background-color="#ffffff" loext:char-shading-value="0" style:font-name-asian="Calibri" style:font-name-complex="Times New Roman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sans-serif" fo:font-size="17.25pt" fo:language="uk" fo:country="UA" fo:font-weight="normal" officeooo:rsid="00752f1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sans-serif"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21" style:family="text">
      <style:text-properties style:font-name="sans-serif" fo:language="uk" fo:country="UA" officeooo:rsid="00752f12" fo:background-color="#ffffff" loext:char-shading-value="0" style:font-name-asian="Calibri" style:font-name-complex="Times New Roman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1cm" draw:visible-area-height="5.021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3</text:span></text:p>
      <text:p text:style-name="P9"><text:span text:style-name="T10"><text:line-break/></text:span><text:span text:style-name="T1">з дисципліни «</text:span><text:span text:style-name="T2">Комп’ютерна графіка</text:span><text:span text:style-name="T9">»</text:span></text:p>
      <text:p text:style-name="P8"/>
      <text:p text:style-name="P1"><text:span text:style-name="T3">на тему: </text:span><text:span text:style-name="T4">«Тривимірна Графіка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6">Дніпро, 202</text:span><text:span text:style-name="T7">1</text:span></text:p>
      <text:p text:style-name="P15"/>
      <text:p text:style-name="P16"/>
      <text:p text:style-name="P17"/>
      <text:p text:style-name="P28"><text:span text:style-name="T12">Тема. </text:span><text:span text:style-name="T14">Тривимірна Графіка.</text:span></text:p>
      <text:p text:style-name="P18"><text:span text:style-name="T12">Мета. </text:span><text:span text:style-name="T14">Вивчення методів формування 3D-зображень.</text:span></text:p>
      <text:p text:style-name="P18"><text:span text:style-name="T12"/></text:p>
      <text:p text:style-name="P18"><text:span text:style-name="T12">Текст програм</text:span><text:span text:style-name="T13">и.</text:span><text:span text:style-name="T12"> </text:span><text:span text:style-name="T14">github</text:span></text:p>
      <text:p text:style-name="P18"><text:span text:style-name="T12">Демонстрац</text:span><text:span text:style-name="T13">і</text:span><text:span text:style-name="T12">я р</text:span><text:span text:style-name="T13">о</text:span><text:span text:style-name="T12">бот</text:span><text:span text:style-name="T13">и</text:span><text:span text:style-name="T12"> програм</text:span><text:span text:style-name="T13">и.</text:span><text:span text:style-name="T12"> </text:span><text:span text:style-name="T14">youtube</text:span></text:p>
      <text:p text:style-name="P20"/>
      <text:p text:style-name="P20">Завдання. <text:span text:style-name="T18">Розробити програму для відображення каркасу двох заданих фігур та куска поверхні у тримірному просторі.</text:span></text:p>
      <text:p text:style-name="P20"><text:span text:style-name="T18">Передбачити:</text:span></text:p>
      <text:list xml:id="list3149545998" text:style-name="L3">
        <text:list-item>
          <text:p text:style-name="P22"><text:span text:style-name="T15">афінні перетворення кожної фігури, поверхні;</text:span></text:p>
        </text:list-item>
        <text:list-item>
          <text:p text:style-name="P22"><text:span text:style-name="T15">можливість для користувача задавати параметри перетворень;</text:span></text:p>
        </text:list-item>
        <text:list-item>
          <text:p text:style-name="P24"><text:span text:style-name="T15">зображення фігури при заданому виді проектування(ізометрія чи діметрія);</text:span></text:p>
        </text:list-item>
        <text:list-item>
          <text:p text:style-name="P22"><text:span text:style-name="T15">зображення проекцій фігур на площини XOY, XOZ, YOZ;</text:span></text:p>
        </text:list-item>
        <text:list-item>
          <text:p text:style-name="P23"><text:span text:style-name="T15">зображення осей з підписами;</text:span></text:p>
        </text:list-item>
        <text:list-item>
          <text:p text:style-name="P23"><text:span text:style-name="T15">при зображенні фігур передбачити приховування невидимих ліній чи позначення їх пунктирними лініями.</text:span></text:p>
        </text:list-item>
      </text:list>
      <text:p text:style-name="P25"><text:span text:style-name="T13">Індивідуальне завдання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44619367792">
          <table:table-cell table:style-name="Table1.A1" office:value-type="string">
            <text:p text:style-name="P29">Варіант</text:p>
          </table:table-cell>
          <table:table-cell table:style-name="Table1.A1" office:value-type="string">
            <text:p text:style-name="P27">Фігура</text:p>
          </table:table-cell>
          <table:table-cell table:style-name="Table1.A1" office:value-type="string">
            <text:p text:style-name="P27">Вид проектування</text:p>
          </table:table-cell>
          <table:table-cell table:style-name="Table1.D1" office:value-type="string">
            <text:p text:style-name="P27">Спосіб представлення поверхні</text:p>
          </table:table-cell>
        </table:table-row>
        <table:table-row table:style-name="TableLine94844619367792"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7"><text:span text:style-name="T5">Паралелепіпед</text:span></text:p>
          </table:table-cell>
          <table:table-cell table:style-name="Table1.A2" office:value-type="string">
            <text:p text:style-name="P27"><text:span text:style-name="T5">Прямокутна діметрія</text:span></text:p>
          </table:table-cell>
          <table:table-cell table:style-name="Table1.D2" office:value-type="string">
            <text:p text:style-name="P27"><text:span text:style-name="T5">Форма Без’</text:span></text:p>
          </table:table-cell>
        </table:table-row>
      </table:table>
      <text:p text:style-name="P25"><text:span text:style-name="T15"/></text:p>
      <text:p text:style-name="P26"><text:span text:style-name="T8">Короткі теоретичні відомості про виконання перетворень 3D-об’єктів та використані алгоритми побудови реалістичних зображень.</text:span></text:p>
      <text:p text:style-name="P26"><text:span text:style-name="T8"/></text:p>
      <text:p text:style-name="P26"><text:span text:style-name="T8">Текст програми.</text:span></text:p>
      <text:p text:style-name="P26"><text:span text:style-name="T8"/></text:p>
      <text:p text:style-name="P26"><text:span text:style-name="T8">Результати роботи та їх аналіз, Виснов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5T20:09:18.802922850</dc:date>
    <meta:editing-duration>PT8H59M37S</meta:editing-duration>
    <meta:editing-cycles>171</meta:editing-cycles>
    <meta:generator>LibreOffice/7.0.4.2$Linux_X86_64 LibreOffice_project/00$Build-2</meta:generator>
    <meta:document-statistic meta:table-count="1" meta:image-count="0" meta:object-count="1" meta:page-count="2" meta:paragraph-count="39" meta:word-count="156" meta:character-count="1247" meta:non-whitespace-character-count="1130"/>
  </office:meta>
</office:document-meta>
</file>